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38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inhvien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inhvi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MaSinhVien</text:p>
          </table:table-cell>
          <table:table-cell table:style-name="ce1" office:value-type="string" calcext:value-type="string">
            <text:p>HoTen</text:p>
          </table:table-cell>
          <table:table-cell table:style-name="ce1" office:value-type="string" calcext:value-type="string">
            <text:p>NgaySinh</text:p>
          </table:table-cell>
          <table:table-cell table:style-name="ce1" office:value-type="string" calcext:value-type="string">
            <text:p>GioiTinh</text:p>
          </table:table-cell>
          <table:table-cell table:style-name="ce1" office:value-type="string" calcext:value-type="string">
            <text:p>SDT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MaLop</text:p>
          </table:table-cell>
          <table:table-cell table:style-name="ce1" office:value-type="string" calcext:value-type="string">
            <text:p>MaChuyenNganh</text:p>
          </table:table-cell>
          <table:table-cell table:style-name="ce1" office:value-type="string" calcext:value-type="string">
            <text:p>TinhTrangHoc</text:p>
          </table:table-cell>
          <table:table-cell table:style-name="ce1" office:value-type="string" calcext:value-type="string">
            <text:p>MatKhau</text:p>
          </table:table-cell>
          <table:table-cell table:style-name="ce1" office:value-type="string" calcext:value-type="string">
            <text:p>Quyen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004" calcext:value-type="float">
            <text:p>4351050004</text:p>
          </table:table-cell>
          <table:table-cell table:style-name="ce2" office:value-type="string" calcext:value-type="string">
            <text:p>Nguyễn Chánh An</text:p>
          </table:table-cell>
          <table:table-cell table:style-name="ce3" office:value-type="date" office:date-value="2002-03-18" calcext:value-type="date">
            <text:p>2002-3-18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004" calcext:value-type="float">
            <text:p>435105000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005" calcext:value-type="float">
            <text:p>4351050005</text:p>
          </table:table-cell>
          <table:table-cell table:style-name="ce2" office:value-type="string" calcext:value-type="string">
            <text:p>Nguyễn Đình An</text:p>
          </table:table-cell>
          <table:table-cell table:style-name="ce3" office:value-type="date" office:date-value="2002-04-12" calcext:value-type="date">
            <text:p>2002-4-1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005" calcext:value-type="float">
            <text:p>435105000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008" calcext:value-type="float">
            <text:p>4351050008</text:p>
          </table:table-cell>
          <table:table-cell table:style-name="ce2" office:value-type="string" calcext:value-type="string">
            <text:p>Phạm Quốc An</text:p>
          </table:table-cell>
          <table:table-cell table:style-name="ce3" office:value-type="date" office:date-value="2002-04-26" calcext:value-type="date">
            <text:p>2002-4-26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008" calcext:value-type="float">
            <text:p>435105000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013" calcext:value-type="float">
            <text:p>4351050013</text:p>
          </table:table-cell>
          <table:table-cell table:style-name="ce2" office:value-type="string" calcext:value-type="string">
            <text:p>Nguyễn Hồng Bản</text:p>
          </table:table-cell>
          <table:table-cell table:style-name="ce3" office:value-type="date" office:date-value="2002-10-02" calcext:value-type="date">
            <text:p>2002-10-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013" calcext:value-type="float">
            <text:p>43510500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018" calcext:value-type="float">
            <text:p>4351050018</text:p>
          </table:table-cell>
          <table:table-cell table:style-name="ce2" office:value-type="string" calcext:value-type="string">
            <text:p>Nguyễn Quốc Bảo</text:p>
          </table:table-cell>
          <table:table-cell table:style-name="ce3" office:value-type="date" office:date-value="2002-01-27" calcext:value-type="date">
            <text:p>2002-1-27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018" calcext:value-type="float">
            <text:p>435105001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022" calcext:value-type="float">
            <text:p>4351050022</text:p>
          </table:table-cell>
          <table:table-cell table:style-name="ce2" office:value-type="string" calcext:value-type="string">
            <text:p>Nguyễn Văn Bông</text:p>
          </table:table-cell>
          <table:table-cell table:style-name="ce3" office:value-type="date" office:date-value="2002-05-12" calcext:value-type="date">
            <text:p>2002-5-1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022" calcext:value-type="float">
            <text:p>435105002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045" calcext:value-type="float">
            <text:p>4351050045</text:p>
          </table:table-cell>
          <table:table-cell table:style-name="ce2" office:value-type="string" calcext:value-type="string">
            <text:p>Trần Nhật Đệ</text:p>
          </table:table-cell>
          <table:table-cell table:style-name="ce3" office:value-type="date" office:date-value="2002-11-24" calcext:value-type="date">
            <text:p>2002-11-24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045" calcext:value-type="float">
            <text:p>435105004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054" calcext:value-type="float">
            <text:p>4351050054</text:p>
          </table:table-cell>
          <table:table-cell table:style-name="ce2" office:value-type="string" calcext:value-type="string">
            <text:p>Đồng Nguyễn Thế Duy</text:p>
          </table:table-cell>
          <table:table-cell table:style-name="ce3" office:value-type="date" office:date-value="2002-01-01" calcext:value-type="date">
            <text:p>2002-1-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054" calcext:value-type="float">
            <text:p>435105005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057" calcext:value-type="float">
            <text:p>4351050057</text:p>
          </table:table-cell>
          <table:table-cell table:style-name="ce2" office:value-type="string" calcext:value-type="string">
            <text:p>Hồ Duy Đình</text:p>
          </table:table-cell>
          <table:table-cell table:style-name="ce3" office:value-type="date" office:date-value="2002-10-04" calcext:value-type="date">
            <text:p>2002-10-4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057" calcext:value-type="float">
            <text:p>435105005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065" calcext:value-type="float">
            <text:p>4351050065</text:p>
          </table:table-cell>
          <table:table-cell table:style-name="ce2" office:value-type="string" calcext:value-type="string">
            <text:p>Nguyễn Trần Ngọc Hà</text:p>
          </table:table-cell>
          <table:table-cell table:style-name="ce3" office:value-type="date" office:date-value="2002-01-31" calcext:value-type="date">
            <text:p>2002-1-31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3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065" calcext:value-type="float">
            <text:p>435105006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073" calcext:value-type="float">
            <text:p>4351050073</text:p>
          </table:table-cell>
          <table:table-cell table:style-name="ce2" office:value-type="string" calcext:value-type="string">
            <text:p>Kpá Y Hào</text:p>
          </table:table-cell>
          <table:table-cell table:style-name="ce3" office:value-type="date" office:date-value="2001-06-07" calcext:value-type="date">
            <text:p>2001-6-7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073" calcext:value-type="float">
            <text:p>435105007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087" calcext:value-type="float">
            <text:p>4351050087</text:p>
          </table:table-cell>
          <table:table-cell table:style-name="ce2" office:value-type="string" calcext:value-type="string">
            <text:p>Võ Thị Hiền</text:p>
          </table:table-cell>
          <table:table-cell table:style-name="ce3" office:value-type="date" office:date-value="2002-05-18" calcext:value-type="date">
            <text:p>2002-5-18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3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087" calcext:value-type="float">
            <text:p>435105008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102" calcext:value-type="float">
            <text:p>4351050102</text:p>
          </table:table-cell>
          <table:table-cell table:style-name="ce2" office:value-type="string" calcext:value-type="string">
            <text:p>Tống Văn Hoàng</text:p>
          </table:table-cell>
          <table:table-cell table:style-name="ce3" office:value-type="date" office:date-value="2002-04-01" calcext:value-type="date">
            <text:p>2002-4-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102" calcext:value-type="float">
            <text:p>435105010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116" calcext:value-type="float">
            <text:p>4351050116</text:p>
          </table:table-cell>
          <table:table-cell table:style-name="ce2" office:value-type="string" calcext:value-type="string">
            <text:p>Tăng Nhật Hưng</text:p>
          </table:table-cell>
          <table:table-cell table:style-name="ce3" office:value-type="date" office:date-value="2001-09-20" calcext:value-type="date">
            <text:p>2001-9-2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116" calcext:value-type="float">
            <text:p>435105011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117" calcext:value-type="float">
            <text:p>4351050117</text:p>
          </table:table-cell>
          <table:table-cell table:style-name="ce2" office:value-type="string" calcext:value-type="string">
            <text:p>Trương Quang Hưng</text:p>
          </table:table-cell>
          <table:table-cell table:style-name="ce3" office:value-type="date" office:date-value="2002-07-08" calcext:value-type="date">
            <text:p>2002-7-8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117" calcext:value-type="float">
            <text:p>43510501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130" calcext:value-type="float">
            <text:p>4351050130</text:p>
          </table:table-cell>
          <table:table-cell table:style-name="ce2" office:value-type="string" calcext:value-type="string">
            <text:p>Nguyễn Hồng Huy</text:p>
          </table:table-cell>
          <table:table-cell table:style-name="ce3" office:value-type="date" office:date-value="2002-10-11" calcext:value-type="date">
            <text:p>2002-10-1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130" calcext:value-type="float">
            <text:p>43510501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136" calcext:value-type="float">
            <text:p>4351050136</text:p>
          </table:table-cell>
          <table:table-cell table:style-name="ce2" office:value-type="string" calcext:value-type="string">
            <text:p>Nguyễn Thị Thu Huyền</text:p>
          </table:table-cell>
          <table:table-cell table:style-name="ce3" office:value-type="date" office:date-value="2002-12-05" calcext:value-type="date">
            <text:p>2002-12-5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3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136" calcext:value-type="float">
            <text:p>435105013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139" calcext:value-type="float">
            <text:p>4351050139</text:p>
          </table:table-cell>
          <table:table-cell table:style-name="ce2" office:value-type="string" calcext:value-type="string">
            <text:p>Nguyễn Đình Khải</text:p>
          </table:table-cell>
          <table:table-cell table:style-name="ce3" office:value-type="date" office:date-value="2001-05-20" calcext:value-type="date">
            <text:p>2001-5-2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139" calcext:value-type="float">
            <text:p>435105013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141" calcext:value-type="float">
            <text:p>4351050141</text:p>
          </table:table-cell>
          <table:table-cell table:style-name="ce2" office:value-type="string" calcext:value-type="string">
            <text:p>Phan Nguyên Khải</text:p>
          </table:table-cell>
          <table:table-cell table:style-name="ce3" office:value-type="date" office:date-value="2002-01-02" calcext:value-type="date">
            <text:p>2002-1-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141" calcext:value-type="float">
            <text:p>435105014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157" calcext:value-type="float">
            <text:p>4351050157</text:p>
          </table:table-cell>
          <table:table-cell table:style-name="ce2" office:value-type="string" calcext:value-type="string">
            <text:p>Nguyễn Trọng Khoa</text:p>
          </table:table-cell>
          <table:table-cell table:style-name="ce3" office:value-type="date" office:date-value="2002-03-07" calcext:value-type="date">
            <text:p>2002-3-7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157" calcext:value-type="float">
            <text:p>435105015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159" calcext:value-type="float">
            <text:p>4351050159</text:p>
          </table:table-cell>
          <table:table-cell table:style-name="ce2" office:value-type="string" calcext:value-type="string">
            <text:p>Huỳnh Tuấn Kiệt</text:p>
          </table:table-cell>
          <table:table-cell table:style-name="ce3" office:value-type="date" office:date-value="2002-11-20" calcext:value-type="date">
            <text:p>2002-11-2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159" calcext:value-type="float">
            <text:p>435105015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166" calcext:value-type="float">
            <text:p>4351050166</text:p>
          </table:table-cell>
          <table:table-cell table:style-name="ce2" office:value-type="string" calcext:value-type="string">
            <text:p>Nguyễn Duy Len</text:p>
          </table:table-cell>
          <table:table-cell table:style-name="ce3" office:value-type="date" office:date-value="2002-01-25" calcext:value-type="date">
            <text:p>2002-1-25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166" calcext:value-type="float">
            <text:p>435105016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175" calcext:value-type="float">
            <text:p>4351050175</text:p>
          </table:table-cell>
          <table:table-cell table:style-name="ce2" office:value-type="string" calcext:value-type="string">
            <text:p>Vũ Thị Thùy Linh</text:p>
          </table:table-cell>
          <table:table-cell table:style-name="ce3" office:value-type="date" office:date-value="2002-02-25" calcext:value-type="date">
            <text:p>2002-2-25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3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175" calcext:value-type="float">
            <text:p>435105017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182" calcext:value-type="float">
            <text:p>4351050182</text:p>
          </table:table-cell>
          <table:table-cell table:style-name="ce2" office:value-type="string" calcext:value-type="string">
            <text:p>Đinh Quốc Long</text:p>
          </table:table-cell>
          <table:table-cell table:style-name="ce3" office:value-type="date" office:date-value="2002-10-22" calcext:value-type="date">
            <text:p>2002-10-2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182" calcext:value-type="float">
            <text:p>435105018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189" calcext:value-type="float">
            <text:p>4351050189</text:p>
          </table:table-cell>
          <table:table-cell table:style-name="ce2" office:value-type="string" calcext:value-type="string">
            <text:p>Nguyễn Văn Lương</text:p>
          </table:table-cell>
          <table:table-cell table:style-name="ce3" office:value-type="date" office:date-value="2002-09-27" calcext:value-type="date">
            <text:p>2002-9-27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189" calcext:value-type="float">
            <text:p>435105018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192" calcext:value-type="float">
            <text:p>4351050192</text:p>
          </table:table-cell>
          <table:table-cell table:style-name="ce2" office:value-type="string" calcext:value-type="string">
            <text:p>Nguyễn Trương Phương Lý</text:p>
          </table:table-cell>
          <table:table-cell table:style-name="ce3" office:value-type="date" office:date-value="2002-11-16" calcext:value-type="date">
            <text:p>2002-11-16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3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192" calcext:value-type="float">
            <text:p>435105019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193" calcext:value-type="float">
            <text:p>4351050193</text:p>
          </table:table-cell>
          <table:table-cell table:style-name="ce2" office:value-type="string" calcext:value-type="string">
            <text:p>Nguyễn Trương Quỳnh Mai</text:p>
          </table:table-cell>
          <table:table-cell table:style-name="ce3" office:value-type="date" office:date-value="2002-05-19" calcext:value-type="date">
            <text:p>2002-5-19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3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193" calcext:value-type="float">
            <text:p>435105019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199" calcext:value-type="float">
            <text:p>4351050199</text:p>
          </table:table-cell>
          <table:table-cell table:style-name="ce2" office:value-type="string" calcext:value-type="string">
            <text:p>Nguyễn Trọng Minh</text:p>
          </table:table-cell>
          <table:table-cell table:style-name="ce3" office:value-type="date" office:date-value="2002-06-14" calcext:value-type="date">
            <text:p>2002-6-14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199" calcext:value-type="float">
            <text:p>435105019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207" calcext:value-type="float">
            <text:p>4351050207</text:p>
          </table:table-cell>
          <table:table-cell table:style-name="ce2" office:value-type="string" calcext:value-type="string">
            <text:p>Võ Thị Thanh Nga</text:p>
          </table:table-cell>
          <table:table-cell table:style-name="ce3" office:value-type="date" office:date-value="2019-01-01" calcext:value-type="date">
            <text:p>2019-1-1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3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207" calcext:value-type="float">
            <text:p>435105020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210" calcext:value-type="float">
            <text:p>4351050210</text:p>
          </table:table-cell>
          <table:table-cell table:style-name="ce2" office:value-type="string" calcext:value-type="string">
            <text:p>Đặng Xuân Nghĩa</text:p>
          </table:table-cell>
          <table:table-cell table:style-name="ce3" office:value-type="date" office:date-value="2002-12-21" calcext:value-type="date">
            <text:p>2002-12-2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210" calcext:value-type="float">
            <text:p>43510502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212" calcext:value-type="float">
            <text:p>4351050212</text:p>
          </table:table-cell>
          <table:table-cell table:style-name="ce2" office:value-type="string" calcext:value-type="string">
            <text:p>Lê Hữu Nghĩa</text:p>
          </table:table-cell>
          <table:table-cell table:style-name="ce3" office:value-type="date" office:date-value="2002-12-19" calcext:value-type="date">
            <text:p>2002-12-19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212" calcext:value-type="float">
            <text:p>43510502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233" calcext:value-type="float">
            <text:p>4351050233</text:p>
          </table:table-cell>
          <table:table-cell table:style-name="ce2" office:value-type="string" calcext:value-type="string">
            <text:p>Lê Thị Hồng Nhung</text:p>
          </table:table-cell>
          <table:table-cell table:style-name="ce3" office:value-type="date" office:date-value="2002-07-04" calcext:value-type="date">
            <text:p>2002-7-4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3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233" calcext:value-type="float">
            <text:p>435105023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234" calcext:value-type="float">
            <text:p>4351050234</text:p>
          </table:table-cell>
          <table:table-cell table:style-name="ce2" office:value-type="string" calcext:value-type="string">
            <text:p>Võ Thị Cẩm Nhung</text:p>
          </table:table-cell>
          <table:table-cell table:style-name="ce3" office:value-type="date" office:date-value="2002-11-07" calcext:value-type="date">
            <text:p>2002-11-7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3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234" calcext:value-type="float">
            <text:p>435105023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235" calcext:value-type="float">
            <text:p>4351050235</text:p>
          </table:table-cell>
          <table:table-cell table:style-name="ce2" office:value-type="string" calcext:value-type="string">
            <text:p>Nguyễn Văn Ni</text:p>
          </table:table-cell>
          <table:table-cell table:style-name="ce3" office:value-type="date" office:date-value="2002-10-04" calcext:value-type="date">
            <text:p>2002-10-4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235" calcext:value-type="float">
            <text:p>435105023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248" calcext:value-type="float">
            <text:p>4351050248</text:p>
          </table:table-cell>
          <table:table-cell table:style-name="ce2" office:value-type="string" calcext:value-type="string">
            <text:p>Kpă Siu Phước</text:p>
          </table:table-cell>
          <table:table-cell table:style-name="ce3" office:value-type="date" office:date-value="2001-12-19" calcext:value-type="date">
            <text:p>2001-12-19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248" calcext:value-type="float">
            <text:p>435105024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263" calcext:value-type="float">
            <text:p>4351050263</text:p>
          </table:table-cell>
          <table:table-cell table:style-name="ce2" office:value-type="string" calcext:value-type="string">
            <text:p>Huỳnh Anh Quốc</text:p>
          </table:table-cell>
          <table:table-cell table:style-name="ce3" office:value-type="date" office:date-value="2002-08-24" calcext:value-type="date">
            <text:p>2002-8-24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263" calcext:value-type="float">
            <text:p>435105026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264" calcext:value-type="float">
            <text:p>4351050264</text:p>
          </table:table-cell>
          <table:table-cell table:style-name="ce2" office:value-type="string" calcext:value-type="string">
            <text:p>Nguyễn Thành Quốc</text:p>
          </table:table-cell>
          <table:table-cell table:style-name="ce3" office:value-type="date" office:date-value="2002-07-19" calcext:value-type="date">
            <text:p>2002-7-19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264" calcext:value-type="float">
            <text:p>435105026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278" calcext:value-type="float">
            <text:p>4351050278</text:p>
          </table:table-cell>
          <table:table-cell table:style-name="ce2" office:value-type="string" calcext:value-type="string">
            <text:p>Nguyễn Ngọc Sự</text:p>
          </table:table-cell>
          <table:table-cell table:style-name="ce3" office:value-type="date" office:date-value="2002-02-24" calcext:value-type="date">
            <text:p>2002-2-24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278" calcext:value-type="float">
            <text:p>435105027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290" calcext:value-type="float">
            <text:p>4351050290</text:p>
          </table:table-cell>
          <table:table-cell table:style-name="ce2" office:value-type="string" calcext:value-type="string">
            <text:p>Bùi Nhật Thắng</text:p>
          </table:table-cell>
          <table:table-cell table:style-name="ce3" office:value-type="date" office:date-value="2001-03-29" calcext:value-type="date">
            <text:p>2001-3-29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290" calcext:value-type="float">
            <text:p>435105029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300" calcext:value-type="float">
            <text:p>4351050300</text:p>
          </table:table-cell>
          <table:table-cell table:style-name="ce2" office:value-type="string" calcext:value-type="string">
            <text:p>Huỳnh Thị Kiều Oanh</text:p>
          </table:table-cell>
          <table:table-cell table:style-name="ce3" office:value-type="date" office:date-value="2002-05-26" calcext:value-type="date">
            <text:p>2002-5-26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3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300" calcext:value-type="float">
            <text:p>43510503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305" calcext:value-type="float">
            <text:p>4351050305</text:p>
          </table:table-cell>
          <table:table-cell table:style-name="ce2" office:value-type="string" calcext:value-type="string">
            <text:p>Nguyễn Minh Thịnh</text:p>
          </table:table-cell>
          <table:table-cell table:style-name="ce3" office:value-type="date" office:date-value="2002-12-31" calcext:value-type="date">
            <text:p>2002-12-3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305" calcext:value-type="float">
            <text:p>435105030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309" calcext:value-type="float">
            <text:p>4351050309</text:p>
          </table:table-cell>
          <table:table-cell table:style-name="ce2" office:value-type="string" calcext:value-type="string">
            <text:p>Ngô Quốc Thông</text:p>
          </table:table-cell>
          <table:table-cell table:style-name="ce3" office:value-type="date" office:date-value="2002-10-10" calcext:value-type="date">
            <text:p>2002-10-1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309" calcext:value-type="float">
            <text:p>43510503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314" calcext:value-type="float">
            <text:p>4351050314</text:p>
          </table:table-cell>
          <table:table-cell table:style-name="ce2" office:value-type="string" calcext:value-type="string">
            <text:p>Trần Ngọc Thuận</text:p>
          </table:table-cell>
          <table:table-cell table:style-name="ce3" office:value-type="date" office:date-value="2002-07-26" calcext:value-type="date">
            <text:p>2002-7-26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314" calcext:value-type="float">
            <text:p>43510503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324" calcext:value-type="float">
            <text:p>4351050324</text:p>
          </table:table-cell>
          <table:table-cell table:style-name="ce2" office:value-type="string" calcext:value-type="string">
            <text:p>Đoàn Hữu Tiến</text:p>
          </table:table-cell>
          <table:table-cell table:style-name="ce3" office:value-type="date" office:date-value="2002-10-01" calcext:value-type="date">
            <text:p>2002-10-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324" calcext:value-type="float">
            <text:p>435105032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327" calcext:value-type="float">
            <text:p>4351050327</text:p>
          </table:table-cell>
          <table:table-cell table:style-name="ce2" office:value-type="string" calcext:value-type="string">
            <text:p>Trần Nhật Tiến</text:p>
          </table:table-cell>
          <table:table-cell table:style-name="ce3" office:value-type="date" office:date-value="2002-01-17" calcext:value-type="date">
            <text:p>2002-1-17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327" calcext:value-type="float">
            <text:p>435105032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335" calcext:value-type="float">
            <text:p>4351050335</text:p>
          </table:table-cell>
          <table:table-cell table:style-name="ce2" office:value-type="string" calcext:value-type="string">
            <text:p>Nguyễn Hương Trà</text:p>
          </table:table-cell>
          <table:table-cell table:style-name="ce3" office:value-type="date" office:date-value="2002-10-14" calcext:value-type="date">
            <text:p>2002-10-14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3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335" calcext:value-type="float">
            <text:p>435105033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363" calcext:value-type="float">
            <text:p>4351050363</text:p>
          </table:table-cell>
          <table:table-cell table:style-name="ce2" office:value-type="string" calcext:value-type="string">
            <text:p>Nguyễn Phan Quang Trường</text:p>
          </table:table-cell>
          <table:table-cell table:style-name="ce3" office:value-type="date" office:date-value="2001-06-10" calcext:value-type="date">
            <text:p>2001-6-1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363" calcext:value-type="float">
            <text:p>435105036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373" calcext:value-type="float">
            <text:p>4351050373</text:p>
          </table:table-cell>
          <table:table-cell table:style-name="ce2" office:value-type="string" calcext:value-type="string">
            <text:p>Trần Anh Tuấn</text:p>
          </table:table-cell>
          <table:table-cell table:style-name="ce3" office:value-type="date" office:date-value="2002-04-12" calcext:value-type="date">
            <text:p>2002-4-1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373" calcext:value-type="float">
            <text:p>435105037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374" calcext:value-type="float">
            <text:p>4351050374</text:p>
          </table:table-cell>
          <table:table-cell table:style-name="ce2" office:value-type="string" calcext:value-type="string">
            <text:p>Nguyễn Huỳnh Tưởng</text:p>
          </table:table-cell>
          <table:table-cell table:style-name="ce3" office:value-type="date" office:date-value="2002-01-27" calcext:value-type="date">
            <text:p>2002-1-27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374" calcext:value-type="float">
            <text:p>435105037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381" calcext:value-type="float">
            <text:p>4351050381</text:p>
          </table:table-cell>
          <table:table-cell table:style-name="ce2" office:value-type="string" calcext:value-type="string">
            <text:p>Trần Thị Tường Vi</text:p>
          </table:table-cell>
          <table:table-cell table:style-name="ce3" office:value-type="date" office:date-value="2002-02-27" calcext:value-type="date">
            <text:p>2002-2-27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3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381" calcext:value-type="float">
            <text:p>435105038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395" calcext:value-type="float">
            <text:p>4351050395</text:p>
          </table:table-cell>
          <table:table-cell table:style-name="ce2" office:value-type="string" calcext:value-type="string">
            <text:p>Lê Tuyên Vương</text:p>
          </table:table-cell>
          <table:table-cell table:style-name="ce3" office:value-type="date" office:date-value="2002-10-10" calcext:value-type="date">
            <text:p>2002-10-1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395" calcext:value-type="float">
            <text:p>435105039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397" calcext:value-type="float">
            <text:p>4351050397</text:p>
          </table:table-cell>
          <table:table-cell table:style-name="ce2" office:value-type="string" calcext:value-type="string">
            <text:p>Trần Cao Vy</text:p>
          </table:table-cell>
          <table:table-cell table:style-name="ce3" office:value-type="date" office:date-value="2002-11-11" calcext:value-type="date">
            <text:p>2002-11-11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3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397" calcext:value-type="float">
            <text:p>435105039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400" calcext:value-type="float">
            <text:p>4351050400</text:p>
          </table:table-cell>
          <table:table-cell table:style-name="ce2" office:value-type="string" calcext:value-type="string">
            <text:p>Nguyễn Thị Xuân Quỳnh</text:p>
          </table:table-cell>
          <table:table-cell table:style-name="ce3" office:value-type="date" office:date-value="2002-04-20" calcext:value-type="date">
            <text:p>2002-4-20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3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400" calcext:value-type="float">
            <text:p>43510504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404" calcext:value-type="float">
            <text:p>4351050404</text:p>
          </table:table-cell>
          <table:table-cell table:style-name="ce2" office:value-type="string" calcext:value-type="string">
            <text:p>Đặng Văn Trọng</text:p>
          </table:table-cell>
          <table:table-cell table:style-name="ce3" office:value-type="date" office:date-value="2002-08-07" calcext:value-type="date">
            <text:p>2002-8-7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404" calcext:value-type="float">
            <text:p>435105040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412" calcext:value-type="float">
            <text:p>4351050412</text:p>
          </table:table-cell>
          <table:table-cell table:style-name="ce2" office:value-type="string" calcext:value-type="string">
            <text:p>Châu Nguyễn Thu Hiền</text:p>
          </table:table-cell>
          <table:table-cell table:style-name="ce3" office:value-type="date" office:date-value="2002-04-25" calcext:value-type="date">
            <text:p>2002-4-25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3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412" calcext:value-type="float">
            <text:p>43510504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414" calcext:value-type="float">
            <text:p>4351050414</text:p>
          </table:table-cell>
          <table:table-cell table:style-name="ce2" office:value-type="string" calcext:value-type="string">
            <text:p>Trần Ngọc Hữu Hoàng</text:p>
          </table:table-cell>
          <table:table-cell table:style-name="ce3" office:value-type="date" office:date-value="2002-01-22" calcext:value-type="date">
            <text:p>2002-1-2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414" calcext:value-type="float">
            <text:p>43510504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421" calcext:value-type="float">
            <text:p>4351050421</text:p>
          </table:table-cell>
          <table:table-cell table:style-name="ce2" office:value-type="string" calcext:value-type="string">
            <text:p>Thái Hoàng Linh</text:p>
          </table:table-cell>
          <table:table-cell table:style-name="ce3" office:value-type="date" office:date-value="2002-11-01" calcext:value-type="date">
            <text:p>2002-11-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421" calcext:value-type="float">
            <text:p>435105042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432" calcext:value-type="float">
            <text:p>4351050432</text:p>
          </table:table-cell>
          <table:table-cell table:style-name="ce2" office:value-type="string" calcext:value-type="string">
            <text:p>Lê Nguyễn Đức Tâm</text:p>
          </table:table-cell>
          <table:table-cell table:style-name="ce3" office:value-type="date" office:date-value="2002-12-02" calcext:value-type="date">
            <text:p>2002-12-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432" calcext:value-type="float">
            <text:p>435105043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443" calcext:value-type="float">
            <text:p>4351050443</text:p>
          </table:table-cell>
          <table:table-cell table:style-name="ce2" office:value-type="string" calcext:value-type="string">
            <text:p>Phạm Văn Vinh</text:p>
          </table:table-cell>
          <table:table-cell table:style-name="ce3" office:value-type="date" office:date-value="2002-12-10" calcext:value-type="date">
            <text:p>2002-12-1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443" calcext:value-type="float">
            <text:p>435105044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447" calcext:value-type="float">
            <text:p>4351050447</text:p>
          </table:table-cell>
          <table:table-cell table:style-name="ce2" office:value-type="string" calcext:value-type="string">
            <text:p>Phùng Anh Quân</text:p>
          </table:table-cell>
          <table:table-cell table:style-name="ce3" office:value-type="date" office:date-value="2002-01-10" calcext:value-type="date">
            <text:p>2002-1-1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447" calcext:value-type="float">
            <text:p>435105044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449" calcext:value-type="float">
            <text:p>4351050449</text:p>
          </table:table-cell>
          <table:table-cell table:style-name="ce2" office:value-type="string" calcext:value-type="string">
            <text:p>Đỗ Giang Nam</text:p>
          </table:table-cell>
          <table:table-cell table:style-name="ce3" office:value-type="date" office:date-value="2002-05-18" calcext:value-type="date">
            <text:p>2002-5-18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449" calcext:value-type="float">
            <text:p>435105044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282" calcext:value-type="float">
            <text:p>4351051282</text:p>
          </table:table-cell>
          <table:table-cell table:style-name="ce2" office:value-type="string" calcext:value-type="string">
            <text:p>Đặng Trần Uyên Nhi</text:p>
          </table:table-cell>
          <table:table-cell table:style-name="ce3" office:value-type="date" office:date-value="2002-11-28" calcext:value-type="date">
            <text:p>2002-11-28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3A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282" calcext:value-type="float">
            <text:p>435105128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80">
          <table:table-cell table:number-columns-repeated="2"/>
          <table:table-cell table:style-name="ce4"/>
          <table:table-cell table:number-columns-repeated="1021"/>
        </table:table-row>
        <table:table-row table:style-name="ro2" table:number-rows-repeated="10484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/>
      <number:text>-</number:text>
      <number:day/>
    </number:date-style>
    <number:date-style style:name="N126">
      <number:year/>
      <number:text>-</number:text>
      <number:month/>
      <number:text>-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inhvien" style:display-name="PageStyle_sinhvi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69" meta:object-count="0"/>
    <meta:generator>LibreOfficeDev/6.0.5.2$Linux_X86_64 LibreOffice_project/</meta:generator>
  </office:meta>
</office:document-meta>
</file>